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Budget">
        <table:table-row>
          <table:table-cell table:style-name="pd1" office:value-type="string" office:value="Category">
            <text:p>Category</text:p>
          </table:table-cell>
          <table:table-cell table:style-name="pd1" office:value-type="string" office:value="Item Description">
            <text:p>Item Description</text:p>
          </table:table-cell>
          <table:table-cell table:style-name="pd1" office:value-type="string" office:value="Quantity">
            <text:p>Quantity</text:p>
          </table:table-cell>
          <table:table-cell table:style-name="pd1" office:value-type="string" office:value="Unit Cost">
            <text:p>Unit Cost</text:p>
          </table:table-cell>
          <table:table-cell table:style-name="pd1" office:value-type="string" office:value="Total Cost">
            <text:p>Total Cost</text:p>
          </table:table-cell>
          <table:table-cell table:style-name="pd1" office:value-type="string" office:value="Notes">
            <text:p>Notes</text:p>
          </table:table-cell>
        </table:table-row>
        <table:table-row>
          <table:table-cell office:value-type="string" office:value="Design">
            <text:p>Design</text:p>
          </table:table-cell>
          <table:table-cell office:value-type="string" office:value="Digital Sketching Software">
            <text:p>Digital Sketching Softwar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 office:value="e.g., Procreate or Photoshop">
            <text:p>e.g., Procreate or Photoshop</text:p>
          </table:table-cell>
        </table:table-row>
        <table:table-row>
          <table:table-cell office:value-type="string" office:value="Design">
            <text:p>Design</text:p>
          </table:table-cell>
          <table:table-cell office:value-type="string" office:value="Drawing Tablet">
            <text:p>Drawing Tablet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  <table:table-cell office:value-type="string" office:value="For sketching puppet concepts">
            <text:p>For sketching puppet concepts</text:p>
          </table:table-cell>
        </table:table-row>
        <table:table-row>
          <table:table-cell office:value-type="string" office:value="Modeling">
            <text:p>Modeling</text:p>
          </table:table-cell>
          <table:table-cell office:value-type="string" office:value="3D Modeling Software">
            <text:p>3D Modeling Software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500">
            <text:p>1500</text:p>
          </table:table-cell>
          <table:table-cell office:value-type="string" office:value="e.g., Blender (free) or Maya">
            <text:p>e.g., Blender (free) or Maya</text:p>
          </table:table-cell>
        </table:table-row>
        <table:table-row>
          <table:table-cell office:value-type="string" office:value="Modeling">
            <text:p>Modeling</text:p>
          </table:table-cell>
          <table:table-cell office:value-type="string" office:value="Training Resources">
            <text:p>Training Resources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 office:value="Tutorials or courses">
            <text:p>Tutorials or courses</text:p>
          </table:table-cell>
        </table:table-row>
        <table:table-row>
          <table:table-cell office:value-type="string" office:value="Rigging/Animation">
            <text:p>Rigging/Animation</text:p>
          </table:table-cell>
          <table:table-cell office:value-type="string" office:value="Rigging Plugins/Add-ons">
            <text:p>Rigging Plugins/Add-ons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 office:value="e.g., Rigify or other tools">
            <text:p>e.g., Rigify or other tools</text:p>
          </table:table-cell>
        </table:table-row>
        <table:table-row>
          <table:table-cell office:value-type="string" office:value="Rigging/Animation">
            <text:p>Rigging/Animation</text:p>
          </table:table-cell>
          <table:table-cell office:value-type="string" office:value="Animation Software">
            <text:p>Animation Software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200">
            <text:p>1200</text:p>
          </table:table-cell>
          <table:table-cell office:value-type="string" office:value="Maya or alternative">
            <text:p>Maya or alternative</text:p>
          </table:table-cell>
        </table:table-row>
        <table:table-row>
          <table:table-cell office:value-type="string" office:value="Prototyping">
            <text:p>Prototyping</text:p>
          </table:table-cell>
          <table:table-cell office:value-type="string" office:value="3D Printing Material">
            <text:p>3D Printing Material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office:value="Resin, filament, etc.">
            <text:p>Resin, filament, etc.</text:p>
          </table:table-cell>
        </table:table-row>
        <table:table-row>
          <table:table-cell office:value-type="string" office:value="Prototyping">
            <text:p>Prototyping</text:p>
          </table:table-cell>
          <table:table-cell office:value-type="string" office:value="3D Printing Service">
            <text:p>3D Printing Service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 office:value="Outsourcing if needed">
            <text:p>Outsourcing if needed</text:p>
          </table:table-cell>
        </table:table-row>
        <table:table-row>
          <table:table-cell office:value-type="string" office:value="Miscellaneous">
            <text:p>Miscellaneous</text:p>
          </table:table-cell>
          <table:table-cell office:value-type="string" office:value="Cloud Storage Subscription">
            <text:p>Cloud Storage Subscription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string" office:value="For file sharing and backups">
            <text:p>For file sharing and backups</text:p>
          </table:table-cell>
        </table:table-row>
        <table:table-row>
          <table:table-cell office:value-type="string" office:value="Miscellaneous">
            <text:p>Miscellaneous</text:p>
          </table:table-cell>
          <table:table-cell office:value-type="string" office:value="Team Collaboration Tools">
            <text:p>Team Collaboration Tools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  <table:table-cell office:value-type="string" office:value="e.g., Trello, Slack premium">
            <text:p>e.g., Trello, Slack premium</text:p>
          </table:table-cell>
        </table:table-row>
        <table:table-row>
          <table:table-cell office:value-type="string" office:value="Summary">
            <text:p>Summar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4320">
            <text:p>4320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form="urn:oasis:names:tc:opendocument:xmlns:form:1.0" xmlns:svg="urn:oasis:names:tc:opendocument:xmlns:svg-compatible:1.0" xmlns:number="urn:oasis:names:tc:opendocument:xmlns:datasty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